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a34f" officeooo:paragraph-rsid="0014a34f"/>
    </style:style>
    <style:style style:name="P2" style:family="paragraph" style:parent-style-name="Standard">
      <style:text-properties officeooo:rsid="0014a34f" officeooo:paragraph-rsid="0014a34f"/>
    </style:style>
    <style:style style:name="P3" style:family="paragraph" style:parent-style-name="Standard">
      <style:text-properties officeooo:rsid="0016450b" officeooo:paragraph-rsid="0016450b"/>
    </style:style>
    <style:style style:name="P4" style:family="paragraph" style:parent-style-name="Standard">
      <style:text-properties officeooo:paragraph-rsid="0016450b"/>
    </style:style>
    <style:style style:name="P5" style:family="paragraph" style:parent-style-name="Standard">
      <style:text-properties style:text-position="0% 100%" officeooo:rsid="0016450b" officeooo:paragraph-rsid="0016450b"/>
    </style:style>
    <style:style style:name="P6" style:family="paragraph" style:parent-style-name="Standard">
      <style:text-properties style:text-position="0% 100%" officeooo:rsid="0018413b" officeooo:paragraph-rsid="0018413b"/>
    </style:style>
    <style:style style:name="P7" style:family="paragraph" style:parent-style-name="Standard">
      <style:text-properties style:text-position="0% 100%" officeooo:rsid="00191249" officeooo:paragraph-rsid="00191249"/>
    </style:style>
    <style:style style:name="P8" style:family="paragraph" style:parent-style-name="Standard">
      <style:text-properties style:text-position="0% 100%" officeooo:rsid="00191249" officeooo:paragraph-rsid="001a90c5"/>
    </style:style>
    <style:style style:name="P9" style:family="paragraph" style:parent-style-name="Standard">
      <style:text-properties style:text-position="0% 100%" officeooo:rsid="001b5414" officeooo:paragraph-rsid="001b5414"/>
    </style:style>
    <style:style style:name="P10" style:family="paragraph" style:parent-style-name="Standard">
      <style:text-properties style:text-position="0% 100%" officeooo:rsid="001f3ccb" officeooo:paragraph-rsid="001f3ccb"/>
    </style:style>
    <style:style style:name="P11" style:family="paragraph" style:parent-style-name="Standard">
      <style:text-properties officeooo:rsid="0018413b" officeooo:paragraph-rsid="0018413b"/>
    </style:style>
    <style:style style:name="P12" style:family="paragraph" style:parent-style-name="Standard">
      <style:text-properties officeooo:paragraph-rsid="0018413b"/>
    </style:style>
    <style:style style:name="P13" style:family="paragraph" style:parent-style-name="Standard">
      <style:text-properties officeooo:paragraph-rsid="001cf029"/>
    </style:style>
    <style:style style:name="P14" style:family="paragraph" style:parent-style-name="Standard">
      <style:text-properties officeooo:paragraph-rsid="001ecb2a"/>
    </style:style>
    <style:style style:name="T1" style:family="text">
      <style:text-properties officeooo:rsid="0016450b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6450b"/>
    </style:style>
    <style:style style:name="T4" style:family="text">
      <style:text-properties style:text-position="sub 58%" officeooo:rsid="0018413b"/>
    </style:style>
    <style:style style:name="T5" style:family="text">
      <style:text-properties style:text-position="sub 58%" officeooo:rsid="001e8613"/>
    </style:style>
    <style:style style:name="T6" style:family="text">
      <style:text-properties style:text-position="sub 58%" officeooo:rsid="001ecb2a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6450b"/>
    </style:style>
    <style:style style:name="T9" style:family="text">
      <style:text-properties style:text-position="0% 100%" officeooo:rsid="0018413b"/>
    </style:style>
    <style:style style:name="T10" style:family="text">
      <style:text-properties style:text-position="0% 100%" officeooo:rsid="001cf029"/>
    </style:style>
    <style:style style:name="T11" style:family="text">
      <style:text-properties style:text-position="0% 100%" officeooo:rsid="001ecb2a"/>
    </style:style>
    <style:style style:name="T12" style:family="text">
      <style:text-properties officeooo:rsid="0018413b"/>
    </style:style>
    <style:style style:name="T13" style:family="text">
      <style:text-properties officeooo:rsid="001a90c5"/>
    </style:style>
    <style:style style:name="T14" style:family="text">
      <style:text-properties officeooo:rsid="001cf029"/>
    </style:style>
    <style:style style:name="T15" style:family="text">
      <style:text-properties officeooo:rsid="001e86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10010011</text:p>
      <text:p text:style-name="P1">A739</text:p>
      <text:p text:style-name="P1"/>
      <text:p text:style-name="P1">2)<text:span text:style-name="T14">A quantidade de binários que podem ser formados com 7 algarismos é 128. É em sistema de base 6 com 3 algarismos é 215</text:span></text:p>
      <text:p text:style-name="P1"/>
      <text:p text:style-name="P3">3)<text:span text:style-name="T12">A)C97EB</text:span><text:span text:style-name="T4">16</text:span><text:span text:style-name="T9"> = 3113753</text:span><text:span text:style-name="T4">8</text:span></text:p>
      <text:p text:style-name="P11">B)53<text:span text:style-name="T2">6 </text:span><text:span text:style-name="T7">= 41</text:span><text:span text:style-name="T2">8</text:span></text:p>
      <text:p text:style-name="P11"><text:span text:style-name="T2"/></text:p>
      <text:p text:style-name="P13"><text:span text:style-name="T10">4)</text:span>643572<text:span text:style-name="T2">8 </text:span>+ 10101111100000111001<text:span text:style-name="T2">2</text:span> = base 16 </text:p>
      <text:p text:style-name="P13"><text:s/>3477A<text:span text:style-name="T5">16</text:span> <text:span text:style-name="T15">+ AF839</text:span><text:span text:style-name="T5">16</text:span><text:span text:style-name="T15"> = E3FB3</text:span><text:span text:style-name="T5">16</text:span></text:p>
      <text:p text:style-name="P13"/>
      <text:p text:style-name="P1"/>
      <text:p text:style-name="P1"/>
      <text:p text:style-name="P4"><text:span text:style-name="T1">5)</text:span></text:p>
      <text:p text:style-name="P4"><text:span text:style-name="T1">A)</text:span>10010002 – 1110112 = base 8 </text:p>
      <text:p text:style-name="P4">10010002<text:span text:style-name="T1">=110</text:span><text:span text:style-name="T3">8 <text:s/></text:span><text:span text:style-name="T8">1110112 =73</text:span><text:span text:style-name="T3">8</text:span></text:p>
      <text:p text:style-name="P4"><text:span text:style-name="T3"><text:tab/></text:span><text:span text:style-name="T8">110</text:span><text:span text:style-name="T3">8</text:span><text:span text:style-name="T8"> – 73</text:span><text:span text:style-name="T3">8</text:span><text:span text:style-name="T8"> =15</text:span><text:span text:style-name="T3">8</text:span></text:p>
      <text:p text:style-name="P4"><text:span text:style-name="T3"/></text:p>
      <text:p text:style-name="P4"><text:span text:style-name="T3"/></text:p>
      <text:p text:style-name="P4"><text:span text:style-name="T1">B)</text:span>A96CB<text:span text:style-name="T2">16</text:span> + 111000110011101010<text:span text:style-name="T2">2</text:span> = ( )8 </text:p>
      <text:p text:style-name="P4">A96CB<text:span text:style-name="T2">16 </text:span><text:span text:style-name="T8">= 2513313</text:span><text:span text:style-name="T3">8 <text:s text:c="2"/></text:span><text:span text:style-name="T8"><text:s/>111000110011101010</text:span><text:span text:style-name="T3">2 </text:span><text:span text:style-name="T8">=706352</text:span><text:span text:style-name="T3">8</text:span></text:p>
      <text:p text:style-name="P4"><text:span text:style-name="T8">2513313</text:span><text:span text:style-name="T3">8</text:span><text:span text:style-name="T8"> <text:s/>+ 706352</text:span><text:span text:style-name="T3">8 </text:span><text:span text:style-name="T8"><text:s/>= 3421665</text:span><text:span text:style-name="T3">8</text:span></text:p>
      <text:p text:style-name="P4"><text:span text:style-name="T3"/></text:p>
      <text:p text:style-name="P5">6) O número 425 corresponde ao 110101001<text:span text:style-name="T2">2</text:span>. Logo, ele ocupa 9 bits.</text:p>
      <text:p text:style-name="P5"/>
      <text:p text:style-name="P14"><text:span text:style-name="T11">7) B = </text:span>11001010<text:span text:style-name="T6">2 –</text:span><text:span text:style-name="T11"> 97</text:span><text:span text:style-name="T6">10</text:span></text:p>
      <text:p text:style-name="P14"><text:span text:style-name="T11"><text:s/>B = <text:s/>312</text:span><text:span text:style-name="T6">8 - <text:s/></text:span><text:span text:style-name="T11">141</text:span><text:span text:style-name="T6">8</text:span></text:p>
      <text:p text:style-name="P14"><text:span text:style-name="T6"><text:s/></text:span><text:span text:style-name="T11">B = 151</text:span><text:span text:style-name="T6">8</text:span></text:p>
      <text:p text:style-name="P5"/>
      <text:p text:style-name="P10">8) A = 94C5<text:span text:style-name="T2">14 <text:s text:c="5"/></text:span>| B = 3A78<text:span text:style-name="T2">14</text:span> <text:s/>| C=9B8C<text:span text:style-name="T2">14</text:span></text:p>
      <text:p text:style-name="P10"><text:s/>X = A+C-B</text:p>
      <text:p text:style-name="P10">X = 15273 – 3A78</text:p>
      <text:p text:style-name="P10">X = 94C5</text:p>
      <text:p text:style-name="P5"/>
      <text:p text:style-name="P6">9)144 números.</text:p>
      <text:p text:style-name="P6"/>
      <text:p text:style-name="P6"/>
      <text:p text:style-name="P12"><text:span text:style-name="T9">11)</text:span>89BFE1<text:span text:style-name="T4">16</text:span> - <text:s/>89BFE3<text:span text:style-name="T4">16</text:span> – 89BFE5<text:span text:style-name="T4">16</text:span> – 89BFE7<text:span text:style-name="T4">16</text:span> -89BFE9<text:span text:style-name="T4">16</text:span> -89BFEB<text:span text:style-name="T4">16</text:span></text:p>
      <text:p text:style-name="P9">15) 125 números.</text:p>
      <text:p text:style-name="P9">17) A única diferença é a base que representa o número.</text:p>
      <text:p text:style-name="P9"/>
      <text:p text:style-name="P8">18)I- Verdadeir<text:span text:style-name="T13">o</text:span></text:p>
      <text:p text:style-name="P8"><text:s text:c="5"/>II – Falso</text:p>
      <text:p text:style-name="P8"><text:s text:c="5"/>III – Verdadeiro</text:p>
      <text:p text:style-name="P8"><text:s text:c="5"/>IV – Falso</text:p>
      <text:p text:style-name="P7"><text:s text:c="5"/>V- Falso</text:p>
      <text:p text:style-name="P6">19)O valor 666<text:span text:style-name="T2">7</text:span>, o maior valor que esse computador pode alcançar, pode ser escrito em decimal como 342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6:00:57.660000000</meta:creation-date>
    <dc:date>2019-08-23T15:57:21.348000000</dc:date>
    <meta:editing-duration>PT28M55S</meta:editing-duration>
    <meta:editing-cycles>9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32" meta:word-count="168" meta:character-count="960" meta:non-whitespace-character-count="772"/>
  </office:meta>
</office:document-meta>
</file>